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51d0" officeooo:paragraph-rsid="001c51d0" style:font-size-asian="18pt" style:font-size-complex="18pt"/>
    </style:style>
    <style:style style:name="P2" style:family="paragraph" style:parent-style-name="Standard">
      <style:text-properties fo:font-size="12pt" officeooo:rsid="001c51d0" officeooo:paragraph-rsid="001c51d0" style:font-size-asian="10.5pt" style:font-size-complex="12pt"/>
    </style:style>
    <style:style style:name="P3" style:family="paragraph" style:parent-style-name="Standard">
      <style:text-properties fo:language="cs" fo:country="CZ" officeooo:rsid="001c51d0" officeooo:paragraph-rsid="001c51d0"/>
    </style:style>
    <style:style style:name="P4" style:family="paragraph" style:parent-style-name="Standard">
      <style:text-properties fo:language="cs" fo:country="CZ" officeooo:rsid="001dd0e0" officeooo:paragraph-rsid="001dd0e0"/>
    </style:style>
    <style:style style:name="P5" style:family="paragraph" style:parent-style-name="Standard">
      <style:text-properties fo:language="cs" fo:country="CZ" officeooo:rsid="001c51d0" officeooo:paragraph-rsid="001c51d0"/>
    </style:style>
    <style:style style:name="P6" style:family="paragraph" style:parent-style-name="Standard">
      <style:text-properties fo:language="cs" fo:country="CZ" officeooo:rsid="001c51d0" officeooo:paragraph-rsid="001de9e7"/>
    </style:style>
    <style:style style:name="P7" style:family="paragraph" style:parent-style-name="Standard">
      <style:text-properties fo:language="cs" fo:country="CZ" officeooo:rsid="001de9e7" officeooo:paragraph-rsid="001de9e7"/>
    </style:style>
    <style:style style:name="P8" style:family="paragraph" style:parent-style-name="Standard">
      <style:text-properties fo:language="cs" fo:country="CZ" fo:font-weight="bold" officeooo:rsid="001de9e7" officeooo:paragraph-rsid="001de9e7" style:font-weight-asian="bold" style:font-weight-complex="bold"/>
    </style:style>
    <style:style style:name="P9" style:family="paragraph" style:parent-style-name="Standard">
      <style:text-properties officeooo:paragraph-rsid="001de9e7"/>
    </style:style>
    <style:style style:name="T1" style:family="text">
      <style:text-properties officeooo:rsid="001d623e"/>
    </style:style>
    <style:style style:name="T2" style:family="text">
      <style:text-properties officeooo:rsid="001de9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s" fo:country="CZ" fo:font-weight="normal" officeooo:rsid="001de9e7" style:font-weight-asian="normal" style:font-weight-complex="normal"/>
    </style:style>
    <style:style style:name="T6" style:family="text">
      <style:text-properties fo:language="cs" fo:country="CZ" fo:font-weight="bold" officeooo:rsid="001c51d0" style:font-weight-asian="bold" style:font-weight-complex="bold"/>
    </style:style>
    <style:style style:name="T7" style:family="text">
      <style:text-properties fo:language="cs" fo:country="CZ" fo:font-weight="bold" officeooo:rsid="001de9e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– <text:span text:style-name="T2">task 1</text:span></text:p>
      <text:p text:style-name="P2"/>
      <text:p text:style-name="P8">Úvod</text:p>
      <text:p text:style-name="P3">K řešení příkladu byla vytvořena třída Graph pomocí TDD. Zaroveň byly tedy vytvořeny jednotkové testy za pomoci balíčku unittest, které obsahuje třída GraphTest, <text:span text:style-name="T1">jež se nachází ve stejnojmenné třídě GraphTest.py. Při řešení úkolů nebyla využita žádná knihovna třetích stran, kromě knihoven integrovaných v samotném prostředí pythonu.</text:span></text:p>
      <text:p text:style-name="P3"/>
      <text:p text:style-name="P6"><text:span text:style-name="T3">Grafová struktura</text:span></text:p>
      <text:p text:style-name="P9"><text:span text:style-name="T5">Jako grafová struktura byl zvolen seznam uzlů (string) a seznam hran</text:span><text:span text:style-name="T6"> </text:span><text:span text:style-name="T7">(</text:span><text:span text:style-name="T5">seznam hodnot pořadí: počáteční uzel, koncový uzel, hodnota hrany). Neorientované hrany jsou reprezentovány dvěma protisměrnými hranami. Struktura formou seznamů byla zvolena z důvodu předchozích pozitivních zkušeností s tímto přístupem v bakalářské práci.</text:span></text:p>
      <text:p text:style-name="P9"><text:span text:style-name="T5"/></text:p>
      <text:p text:style-name="P6"><text:span text:style-name="T3">Použité algoritmy</text:span></text:p>
      <text:p text:style-name="P7"><text:span text:style-name="T4">Nejsem si vědom použití nějakého algoritmu z přednášek při řešení toho ůkolu.</text:span></text:p>
      <text:p text:style-name="P7"><text:span text:style-name="T4"/></text:p>
      <text:p text:style-name="P6"><text:span text:style-name="T3">Zhodnocení</text:span> </text:p>
      <text:p text:style-name="P7">Největší problém byl samotný jazyk Python, protože se jednalo o moji první zkušenost s ním, a to zároveň považuji za největší přínos pro mě. Zároveň to bylo po prvé, co jsem si udělal vlastní Makefile, za což jsem také rád.</text:p>
      <text:p text:style-name="P7"/>
      <text:p text:style-name="P4">Jaroslav Otradove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09:02:24.341779413</meta:creation-date>
    <dc:date>2021-03-07T14:33:49.957766069</dc:date>
    <meta:editing-duration>PT3M3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52" meta:character-count="1041" meta:non-whitespace-character-count="897"/>
  </office:meta>
</office:document-meta>
</file>